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6409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4% 0% 0% 0% 87%</text:p>
          </table:table-cell>
          <table:table-cell office:value-type="float" office:value="103.794" calcext:value-type="float">
            <text:p>103.79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01" calcext:value-type="float">
            <text:p>103.501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30% 0% 0% 0% 71% 0% 0%</text:p>
          </table:table-cell>
          <table:table-cell office:value-type="float" office:value="103.541" calcext:value-type="float">
            <text:p>103.54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64" calcext:value-type="float">
            <text:p>103.364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4% 0% 0% 0% 26% 0% 0%</text:p>
          </table:table-cell>
          <table:table-cell office:value-type="float" office:value="103.391" calcext:value-type="float">
            <text:p>103.39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32" calcext:value-type="float">
            <text:p>103.732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103.754" calcext:value-type="float">
            <text:p>103.75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103.569" calcext:value-type="float">
            <text:p>103.569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27" calcext:value-type="float">
            <text:p>103.327</text:p>
          </table:table-cell>
          <table:table-cell office:value-type="float" office:value="275008" calcext:value-type="float">
            <text:p>275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7% 0%</text:p>
          </table:table-cell>
          <table:table-cell office:value-type="float" office:value="103.35" calcext:value-type="float">
            <text:p>103.3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1" calcext:value-type="float">
            <text:p>103.701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103.725" calcext:value-type="float">
            <text:p>103.72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624" calcext:value-type="float">
            <text:p>103.624</text:p>
          </table:table-cell>
          <table:table-cell office:value-type="float" office:value="275028" calcext:value-type="float">
            <text:p>27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9% 0% 0% 0% 41%</text:p>
          </table:table-cell>
          <table:table-cell office:value-type="float" office:value="103.647" calcext:value-type="float">
            <text:p>103.6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3" calcext:value-type="float">
            <text:p>103.703</text:p>
          </table:table-cell>
          <table:table-cell office:value-type="float" office:value="274980" calcext:value-type="float">
            <text:p>274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0% 0% 0% 0% 20% 0% 0%</text:p>
          </table:table-cell>
          <table:table-cell office:value-type="float" office:value="103.731" calcext:value-type="float">
            <text:p>103.73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299" calcext:value-type="float">
            <text:p>103.299</text:p>
          </table:table-cell>
          <table:table-cell office:value-type="float" office:value="274876" calcext:value-type="float">
            <text:p>27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6% 0% 0% 0% 44% 0%</text:p>
          </table:table-cell>
          <table:table-cell office:value-type="float" office:value="103.319" calcext:value-type="float">
            <text:p>103.31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22" calcext:value-type="float">
            <text:p>7.422</text:p>
          </table:table-cell>
          <table:table-cell office:value-type="float" office:value="398900" calcext:value-type="float">
            <text:p>39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68% 1% 1% 1% 28%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52" calcext:value-type="float">
            <text:p>7.452</text:p>
          </table:table-cell>
          <table:table-cell office:value-type="float" office:value="387848" calcext:value-type="float">
            <text:p>387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% 1% 100%</text:p>
          </table:table-cell>
          <table:table-cell office:value-type="float" office:value="6.985" calcext:value-type="float">
            <text:p>6.98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73" calcext:value-type="float">
            <text:p>7.373</text:p>
          </table:table-cell>
          <table:table-cell office:value-type="float" office:value="373676" calcext:value-type="float">
            <text:p>373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3% 1% 1% 1% 48%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4" calcext:value-type="float">
            <text:p>7.344</text:p>
          </table:table-cell>
          <table:table-cell office:value-type="float" office:value="368872" calcext:value-type="float">
            <text:p>36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14" calcext:value-type="float">
            <text:p>7.314</text:p>
          </table:table-cell>
          <table:table-cell office:value-type="float" office:value="373608" calcext:value-type="float">
            <text:p>373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7% 1% 2% 1% 23% 1%</text:p>
          </table:table-cell>
          <table:table-cell office:value-type="float" office:value="6.848" calcext:value-type="float">
            <text:p>6.848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8" calcext:value-type="float">
            <text:p>7.338</text:p>
          </table:table-cell>
          <table:table-cell office:value-type="float" office:value="373672" calcext:value-type="float">
            <text:p>37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1% 1% 1% 71% 1% 1%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8660" calcext:value-type="float">
            <text:p>38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00% 1% 1% 1% 1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0116" calcext:value-type="float">
            <text:p>380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8% 1% 1% 1% 3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16" calcext:value-type="float">
            <text:p>7.416</text:p>
          </table:table-cell>
          <table:table-cell office:value-type="float" office:value="393332" calcext:value-type="float">
            <text:p>39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00% 1% 1%</text:p>
          </table:table-cell>
          <table:table-cell office:value-type="float" office:value="6.952" calcext:value-type="float">
            <text:p>6.952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7" calcext:value-type="float">
            <text:p>7.337</text:p>
          </table:table-cell>
          <table:table-cell office:value-type="float" office:value="373908" calcext:value-type="float">
            <text:p>37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2" calcext:value-type="float">
            <text:p>6.87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79" calcext:value-type="float">
            <text:p>12.179</text:p>
          </table:table-cell>
          <table:table-cell office:value-type="float" office:value="240424" calcext:value-type="float">
            <text:p>24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55%</text:p>
          </table:table-cell>
          <table:table-cell office:value-type="float" office:value="13.712" calcext:value-type="float">
            <text:p>13.71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36" calcext:value-type="float">
            <text:p>12.136</text:p>
          </table:table-cell>
          <table:table-cell office:value-type="float" office:value="240344" calcext:value-type="float">
            <text:p>240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9% 1% 1% 1% 12%</text:p>
          </table:table-cell>
          <table:table-cell office:value-type="float" office:value="11.668" calcext:value-type="float">
            <text:p>11.668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54" calcext:value-type="float">
            <text:p>12.154</text:p>
          </table:table-cell>
          <table:table-cell office:value-type="float" office:value="240812" calcext:value-type="float">
            <text:p>240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1% 1% 1% 5% 1% 1% 1%</text:p>
          </table:table-cell>
          <table:table-cell office:value-type="float" office:value="11.686" calcext:value-type="float">
            <text:p>11.68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2" calcext:value-type="float">
            <text:p>12.092</text:p>
          </table:table-cell>
          <table:table-cell office:value-type="float" office:value="240104" calcext:value-type="float">
            <text:p>24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3% 1% 1% 1% 7%</text:p>
          </table:table-cell>
          <table:table-cell office:value-type="float" office:value="11.624" calcext:value-type="float">
            <text:p>11.62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4" calcext:value-type="float">
            <text:p>12.094</text:p>
          </table:table-cell>
          <table:table-cell office:value-type="float" office:value="240264" calcext:value-type="float">
            <text:p>24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8% 1% 1% 1% 3%</text:p>
          </table:table-cell>
          <table:table-cell office:value-type="float" office:value="11.627" calcext:value-type="float">
            <text:p>11.62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2" calcext:value-type="float">
            <text:p>11.932</text:p>
          </table:table-cell>
          <table:table-cell office:value-type="float" office:value="240648" calcext:value-type="float">
            <text:p>240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68%</text:p>
          </table:table-cell>
          <table:table-cell office:value-type="float" office:value="11.464" calcext:value-type="float">
            <text:p>11.46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84" calcext:value-type="float">
            <text:p>12.084</text:p>
          </table:table-cell>
          <table:table-cell office:value-type="float" office:value="240664" calcext:value-type="float">
            <text:p>240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1% 1% 1% 1% 1% 1% 1%</text:p>
          </table:table-cell>
          <table:table-cell office:value-type="float" office:value="11.616" calcext:value-type="float">
            <text:p>11.61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73" calcext:value-type="float">
            <text:p>11.973</text:p>
          </table:table-cell>
          <table:table-cell office:value-type="float" office:value="240924" calcext:value-type="float">
            <text:p>24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6% 1% 1% 1% 64%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8" calcext:value-type="float">
            <text:p>11.938</text:p>
          </table:table-cell>
          <table:table-cell office:value-type="float" office:value="240748" calcext:value-type="float">
            <text:p>240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25" calcext:value-type="float">
            <text:p>12.125</text:p>
          </table:table-cell>
          <table:table-cell office:value-type="float" office:value="239968" calcext:value-type="float">
            <text:p>239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2% 1% 1% 1% 49%</text:p>
          </table:table-cell>
          <table:table-cell office:value-type="float" office:value="11.657" calcext:value-type="float">
            <text:p>11.65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379" calcext:value-type="float">
            <text:p>1.379</text:p>
          </table:table-cell>
          <table:table-cell office:value-type="float" office:value="201656" calcext:value-type="float">
            <text:p>20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8% 99% 8% 8% 7% 8%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1" calcext:value-type="float">
            <text:p>1.291</text:p>
          </table:table-cell>
          <table:table-cell office:value-type="float" office:value="201228" calcext:value-type="float">
            <text:p>201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99% 8% 9% 10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9" calcext:value-type="float">
            <text:p>1.289</text:p>
          </table:table-cell>
          <table:table-cell office:value-type="float" office:value="201104" calcext:value-type="float">
            <text:p>20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6% 10% 9% 9% 22% 8% 9%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2356" calcext:value-type="float">
            <text:p>20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0% 7% 8% 8% 8% 100% 9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092" calcext:value-type="float">
            <text:p>20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9% 7% 10% 9% 9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7" calcext:value-type="float">
            <text:p>1.297</text:p>
          </table:table-cell>
          <table:table-cell office:value-type="float" office:value="201556" calcext:value-type="float">
            <text:p>20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9% 10% 7% 13% 9% 8% 7%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264" calcext:value-type="float">
            <text:p>20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10% 10% 8% 8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2" calcext:value-type="float">
            <text:p>1.292</text:p>
          </table:table-cell>
          <table:table-cell office:value-type="float" office:value="201752" calcext:value-type="float">
            <text:p>20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7% 9% 9% 8% 99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568" calcext:value-type="float">
            <text:p>20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10% 9% 7% 7% 99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268" calcext:value-type="float">
            <text:p>201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9% 9% 9% 10% 9% 7% 11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87" calcext:value-type="float">
            <text:p>46.487</text:p>
          </table:table-cell>
          <table:table-cell office:value-type="float" office:value="324420" calcext:value-type="float">
            <text:p>32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46.085" calcext:value-type="float">
            <text:p>46.08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558" calcext:value-type="float">
            <text:p>46.558</text:p>
          </table:table-cell>
          <table:table-cell office:value-type="float" office:value="323684" calcext:value-type="float">
            <text:p>32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9% 0% 0% 0% 41% 0% 0%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839" calcext:value-type="float">
            <text:p>46.839</text:p>
          </table:table-cell>
          <table:table-cell office:value-type="float" office:value="324356" calcext:value-type="float">
            <text:p>324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7% 0% 0% 0% 73% 0%</text:p>
          </table:table-cell>
          <table:table-cell office:value-type="float" office:value="46.384" calcext:value-type="float">
            <text:p>46.38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95" calcext:value-type="float">
            <text:p>46.495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042" calcext:value-type="float">
            <text:p>46.04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37" calcext:value-type="float">
            <text:p>46.437</text:p>
          </table:table-cell>
          <table:table-cell office:value-type="float" office:value="323744" calcext:value-type="float">
            <text:p>32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0% 0% 0% 0% 21%</text:p>
          </table:table-cell>
          <table:table-cell office:value-type="float" office:value="45.982" calcext:value-type="float">
            <text:p>45.98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24" calcext:value-type="float">
            <text:p>46.424</text:p>
          </table:table-cell>
          <table:table-cell office:value-type="float" office:value="324328" calcext:value-type="float">
            <text:p>32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45.969" calcext:value-type="float">
            <text:p>45.96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9" calcext:value-type="float">
            <text:p>46.9</text:p>
          </table:table-cell>
          <table:table-cell office:value-type="float" office:value="324532" calcext:value-type="float">
            <text:p>324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0% 0% 0% 0% 50%</text:p>
          </table:table-cell>
          <table:table-cell office:value-type="float" office:value="46.444" calcext:value-type="float">
            <text:p>46.44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021" calcext:value-type="float">
            <text:p>46.021</text:p>
          </table:table-cell>
          <table:table-cell office:value-type="float" office:value="324220" calcext:value-type="float">
            <text:p>324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6% 0% 0% 0% 54% 0%</text:p>
          </table:table-cell>
          <table:table-cell office:value-type="float" office:value="45.567" calcext:value-type="float">
            <text:p>45.5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242" calcext:value-type="float">
            <text:p>46.242</text:p>
          </table:table-cell>
          <table:table-cell office:value-type="float" office:value="324444" calcext:value-type="float">
            <text:p>32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45.788" calcext:value-type="float">
            <text:p>45.78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188" calcext:value-type="float">
            <text:p>46.188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0% 0% 0% 0% 10% 0% 0%</text:p>
          </table:table-cell>
          <table:table-cell office:value-type="float" office:value="45.735" calcext:value-type="float">
            <text:p>45.73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11" calcext:value-type="float">
            <text:p>35.111</text:p>
          </table:table-cell>
          <table:table-cell office:value-type="float" office:value="323672" calcext:value-type="float">
            <text:p>32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4.664" calcext:value-type="float">
            <text:p>34.66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09" calcext:value-type="float">
            <text:p>35.609</text:p>
          </table:table-cell>
          <table:table-cell office:value-type="float" office:value="323612" calcext:value-type="float">
            <text:p>32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2% 0% 30% 0% 0%</text:p>
          </table:table-cell>
          <table:table-cell office:value-type="float" office:value="35.153" calcext:value-type="float">
            <text:p>35.15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983" calcext:value-type="float">
            <text:p>34.983</text:p>
          </table:table-cell>
          <table:table-cell office:value-type="float" office:value="323752" calcext:value-type="float">
            <text:p>32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7% 0% 0% 0% 63% 0%</text:p>
          </table:table-cell>
          <table:table-cell office:value-type="float" office:value="34.525" calcext:value-type="float">
            <text:p>34.52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531" calcext:value-type="float">
            <text:p>34.531</text:p>
          </table:table-cell>
          <table:table-cell office:value-type="float" office:value="323848" calcext:value-type="float">
            <text:p>323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1% 0% 0% 0%</text:p>
          </table:table-cell>
          <table:table-cell office:value-type="float" office:value="34.074" calcext:value-type="float">
            <text:p>34.07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87" calcext:value-type="float">
            <text:p>35.187</text:p>
          </table:table-cell>
          <table:table-cell office:value-type="float" office:value="323208" calcext:value-type="float">
            <text:p>323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8% 0%</text:p>
          </table:table-cell>
          <table:table-cell office:value-type="float" office:value="34.729" calcext:value-type="float">
            <text:p>34.72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001" calcext:value-type="float">
            <text:p>35.001</text:p>
          </table:table-cell>
          <table:table-cell office:value-type="float" office:value="322972" calcext:value-type="float">
            <text:p>322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6% 0% 0% 0% 35% 0%</text:p>
          </table:table-cell>
          <table:table-cell office:value-type="float" office:value="34.543" calcext:value-type="float">
            <text:p>34.54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32" calcext:value-type="float">
            <text:p>35.632</text:p>
          </table:table-cell>
          <table:table-cell office:value-type="float" office:value="323152" calcext:value-type="float">
            <text:p>323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1% 0% 0% 0% 9% 0% 0%</text:p>
          </table:table-cell>
          <table:table-cell office:value-type="float" office:value="35.175" calcext:value-type="float">
            <text:p>35.17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79" calcext:value-type="float">
            <text:p>35.279</text:p>
          </table:table-cell>
          <table:table-cell office:value-type="float" office:value="323036" calcext:value-type="float">
            <text:p>32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3% 0% 0% 0% 67%</text:p>
          </table:table-cell>
          <table:table-cell office:value-type="float" office:value="34.821" calcext:value-type="float">
            <text:p>34.821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91" calcext:value-type="float">
            <text:p>35.291</text:p>
          </table:table-cell>
          <table:table-cell office:value-type="float" office:value="323660" calcext:value-type="float">
            <text:p>323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0% 0% 0% 13% 0% 0% 0%</text:p>
          </table:table-cell>
          <table:table-cell office:value-type="float" office:value="34.833" calcext:value-type="float">
            <text:p>34.83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748" calcext:value-type="float">
            <text:p>34.748</text:p>
          </table:table-cell>
          <table:table-cell office:value-type="float" office:value="323468" calcext:value-type="float">
            <text:p>323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7% 0% 0% 0% 33% 0%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12" calcext:value-type="float">
            <text:p>47.212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5% 0% 1% 0% 35% 0%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71" calcext:value-type="float">
            <text:p>47.271</text:p>
          </table:table-cell>
          <table:table-cell office:value-type="float" office:value="8724" calcext:value-type="float">
            <text:p>8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1% 0% 0% 0% 89% 0%</text:p>
          </table:table-cell>
          <table:table-cell office:value-type="float" office:value="47.276" calcext:value-type="float">
            <text:p>47.27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186" calcext:value-type="float">
            <text:p>47.186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192" calcext:value-type="float">
            <text:p>47.19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502" calcext:value-type="float">
            <text:p>47.502</text:p>
          </table:table-cell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% 0% 0% 0% 90%</text:p>
          </table:table-cell>
          <table:table-cell office:value-type="float" office:value="47.509" calcext:value-type="float">
            <text:p>47.5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366" calcext:value-type="float">
            <text:p>47.366</text:p>
          </table:table-cell>
          <table:table-cell office:value-type="float" office:value="8684" calcext:value-type="float">
            <text:p>8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47.371" calcext:value-type="float">
            <text:p>47.37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473" calcext:value-type="float">
            <text:p>47.473</text:p>
          </table:table-cell>
          <table:table-cell office:value-type="float" office:value="8772" calcext:value-type="float">
            <text:p>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479" calcext:value-type="float">
            <text:p>47.47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99" calcext:value-type="float">
            <text:p>47.299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0% 100%</text:p>
          </table:table-cell>
          <table:table-cell office:value-type="float" office:value="47.305" calcext:value-type="float">
            <text:p>47.30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009" calcext:value-type="float">
            <text:p>47.009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7% 0% 0% 0% 53%</text:p>
          </table:table-cell>
          <table:table-cell office:value-type="float" office:value="47.015" calcext:value-type="float">
            <text:p>47.01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33" calcext:value-type="float">
            <text:p>47.23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2% 0% 0% 0% 28%</text:p>
          </table:table-cell>
          <table:table-cell office:value-type="float" office:value="47.239" calcext:value-type="float">
            <text:p>47.2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6.509" calcext:value-type="float">
            <text:p>46.509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515" calcext:value-type="float">
            <text:p>46.51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736" calcext:value-type="float">
            <text:p>325.736</text:p>
          </table:table-cell>
          <table:table-cell office:value-type="float" office:value="270360" calcext:value-type="float">
            <text:p>270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70% 0% 0% 0% 30% 0%</text:p>
          </table:table-cell>
          <table:table-cell office:value-type="float" office:value="325.353" calcext:value-type="float">
            <text:p>325.35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521" calcext:value-type="float">
            <text:p>323.521</text:p>
          </table:table-cell>
          <table:table-cell office:value-type="float" office:value="271844" calcext:value-type="float">
            <text:p>27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3.098" calcext:value-type="float">
            <text:p>323.09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6.695" calcext:value-type="float">
            <text:p>326.695</text:p>
          </table:table-cell>
          <table:table-cell office:value-type="float" office:value="270860" calcext:value-type="float">
            <text:p>27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6.277" calcext:value-type="float">
            <text:p>326.27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4.018" calcext:value-type="float">
            <text:p>324.018</text:p>
          </table:table-cell>
          <table:table-cell office:value-type="float" office:value="271572" calcext:value-type="float">
            <text:p>27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7% 0% 0% 0% 53% 0%</text:p>
          </table:table-cell>
          <table:table-cell office:value-type="float" office:value="323.593" calcext:value-type="float">
            <text:p>323.59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893" calcext:value-type="float">
            <text:p>323.893</text:p>
          </table:table-cell>
          <table:table-cell office:value-type="float" office:value="271668" calcext:value-type="float">
            <text:p>271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2% 0% 0% 0% 18% 0% 0%</text:p>
          </table:table-cell>
          <table:table-cell office:value-type="float" office:value="323.482" calcext:value-type="float">
            <text:p>323.48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135" calcext:value-type="float">
            <text:p>325.135</text:p>
          </table:table-cell>
          <table:table-cell office:value-type="float" office:value="271660" calcext:value-type="float">
            <text:p>271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0% 0% 0% 0% 40% 0% 0%</text:p>
          </table:table-cell>
          <table:table-cell office:value-type="float" office:value="324.738" calcext:value-type="float">
            <text:p>324.73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7.712" calcext:value-type="float">
            <text:p>327.712</text:p>
          </table:table-cell>
          <table:table-cell office:value-type="float" office:value="271088" calcext:value-type="float">
            <text:p>271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86% 0% 0% 0% 14% 0%</text:p>
          </table:table-cell>
          <table:table-cell office:value-type="float" office:value="327.286" calcext:value-type="float">
            <text:p>327.28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4.896" calcext:value-type="float">
            <text:p>334.896</text:p>
          </table:table-cell>
          <table:table-cell office:value-type="float" office:value="270780" calcext:value-type="float">
            <text:p>270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334.478" calcext:value-type="float">
            <text:p>334.4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2.302" calcext:value-type="float">
            <text:p>332.302</text:p>
          </table:table-cell>
          <table:table-cell office:value-type="float" office:value="270740" calcext:value-type="float">
            <text:p>270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3% 0% 0% 0% 57%</text:p>
          </table:table-cell>
          <table:table-cell office:value-type="float" office:value="331.878" calcext:value-type="float">
            <text:p>331.8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804" calcext:value-type="float">
            <text:p>325.804</text:p>
          </table:table-cell>
          <table:table-cell office:value-type="float" office:value="272112" calcext:value-type="float">
            <text:p>272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5.385" calcext:value-type="float">
            <text:p>325.385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9" calcext:value-type="float">
            <text:p>2.009</text:p>
          </table:table-cell>
          <table:table-cell office:value-type="float" office:value="255372" calcext:value-type="float">
            <text:p>255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6% 5% 5% 5% 8% 5%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476" calcext:value-type="float">
            <text:p>25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99% 6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7" calcext:value-type="float">
            <text:p>2.007</text:p>
          </table:table-cell>
          <table:table-cell office:value-type="float" office:value="255424" calcext:value-type="float">
            <text:p>255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9% 4% 5% 4% 4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16" calcext:value-type="float">
            <text:p>2.016</text:p>
          </table:table-cell>
          <table:table-cell office:value-type="float" office:value="255668" calcext:value-type="float">
            <text:p>255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98% 5% 5% 5% 6%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58" calcext:value-type="float">
            <text:p>2.058</text:p>
          </table:table-cell>
          <table:table-cell office:value-type="float" office:value="254988" calcext:value-type="float">
            <text:p>254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70% 4% 5% 4% 33%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6" calcext:value-type="float">
            <text:p>2.006</text:p>
          </table:table-cell>
          <table:table-cell office:value-type="float" office:value="255068" calcext:value-type="float">
            <text:p>25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5% 6% 5% 4% 5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89" calcext:value-type="float">
            <text:p>2.089</text:p>
          </table:table-cell>
          <table:table-cell office:value-type="float" office:value="255120" calcext:value-type="float">
            <text:p>25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5% 6% 5% 5%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2" calcext:value-type="float">
            <text:p>2.02</text:p>
          </table:table-cell>
          <table:table-cell office:value-type="float" office:value="255800" calcext:value-type="float">
            <text:p>25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80% 5% 5% 5% 23%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780" calcext:value-type="float">
            <text:p>255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99% 5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1" calcext:value-type="float">
            <text:p>2.001</text:p>
          </table:table-cell>
          <table:table-cell office:value-type="float" office:value="255792" calcext:value-type="float">
            <text:p>255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5% 5% 5%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4" calcext:value-type="float">
            <text:p>2.024</text:p>
          </table:table-cell>
          <table:table-cell office:value-type="float" office:value="258784" calcext:value-type="float">
            <text:p>25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4% 5% 4% 5% 4% 4%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35" calcext:value-type="float">
            <text:p>2.035</text:p>
          </table:table-cell>
          <table:table-cell office:value-type="float" office:value="263212" calcext:value-type="float">
            <text:p>26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91% 4% 4% 4% 13%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7" calcext:value-type="float">
            <text:p>2.017</text:p>
          </table:table-cell>
          <table:table-cell office:value-type="float" office:value="254388" calcext:value-type="float">
            <text:p>254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5% 5% 5% 5% 5% 5% 5%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54280" calcext:value-type="float">
            <text:p>254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5% 5% 5% 11% 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3404" calcext:value-type="float">
            <text:p>253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5% 5% 5% 5% 5% 4%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3" calcext:value-type="float">
            <text:p>2.103</text:p>
          </table:table-cell>
          <table:table-cell office:value-type="float" office:value="254596" calcext:value-type="float">
            <text:p>254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5% 4% 100% 4% 4%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4216" calcext:value-type="float">
            <text:p>25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4% 5% 5%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0920" calcext:value-type="float">
            <text:p>260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6% 5% 4% 5% 98% 5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1" calcext:value-type="float">
            <text:p>2.101</text:p>
          </table:table-cell>
          <table:table-cell office:value-type="float" office:value="254396" calcext:value-type="float">
            <text:p>254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5% 4% 5% 100% 4% 4%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9784" calcext:value-type="float">
            <text:p>269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9% 4% 4% 5% 5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72" calcext:value-type="float">
            <text:p>9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49% 0% 0% 0% 51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1% 0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412" calcext:value-type="float">
            <text:p>9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% 0% 0% 0% 99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32" calcext:value-type="float">
            <text:p>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% 0% 0% 0% 34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6" calcext:value-type="float">
            <text:p>2.666</text:p>
          </table:table-cell>
          <table:table-cell office:value-type="float" office:value="9584" calcext:value-type="float">
            <text:p>9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3" calcext:value-type="float">
            <text:p>2.663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" calcext:value-type="float">
            <text:p>2.66</text:p>
          </table:table-cell>
          <table:table-cell office:value-type="float" office:value="9396" calcext:value-type="float">
            <text:p>9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456" calcext:value-type="float">
            <text:p>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20" calcext:value-type="float">
            <text:p>9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6.054" calcext:value-type="float">
            <text:p>46.054</text:p>
          </table:table-cell>
          <table:table-cell office:value-type="float" office:value="236200" calcext:value-type="float">
            <text:p>23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5% 0% 0% 0% 65% 0%</text:p>
          </table:table-cell>
          <table:table-cell office:value-type="float" office:value="45.776" calcext:value-type="float">
            <text:p>45.77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" calcext:value-type="float">
            <text:p>45</text:p>
          </table:table-cell>
          <table:table-cell office:value-type="float" office:value="236216" calcext:value-type="float">
            <text:p>236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1% 0% 0% 0% 19% 0% 0%</text:p>
          </table:table-cell>
          <table:table-cell office:value-type="float" office:value="44.538" calcext:value-type="float">
            <text:p>44.53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88" calcext:value-type="float">
            <text:p>44.988</text:p>
          </table:table-cell>
          <table:table-cell office:value-type="float" office:value="236124" calcext:value-type="float">
            <text:p>236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44.523" calcext:value-type="float">
            <text:p>44.52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007" calcext:value-type="float">
            <text:p>45.007</text:p>
          </table:table-cell>
          <table:table-cell office:value-type="float" office:value="237076" calcext:value-type="float">
            <text:p>237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9% 0% 1% 8% 21% 0%</text:p>
          </table:table-cell>
          <table:table-cell office:value-type="float" office:value="44.543" calcext:value-type="float">
            <text:p>44.54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78" calcext:value-type="float">
            <text:p>44.978</text:p>
          </table:table-cell>
          <table:table-cell office:value-type="float" office:value="236532" calcext:value-type="float">
            <text:p>236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4.513" calcext:value-type="float">
            <text:p>44.51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4" calcext:value-type="float">
            <text:p>44.994</text:p>
          </table:table-cell>
          <table:table-cell office:value-type="float" office:value="236512" calcext:value-type="float">
            <text:p>23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1% 0% 0% 0% 89%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" calcext:value-type="float">
            <text:p>44.99</text:p>
          </table:table-cell>
          <table:table-cell office:value-type="float" office:value="237304" calcext:value-type="float">
            <text:p>237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9% 0% 0% 0% 1% 0%</text:p>
          </table:table-cell>
          <table:table-cell office:value-type="float" office:value="44.524" calcext:value-type="float">
            <text:p>44.524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1" calcext:value-type="float">
            <text:p>44.991</text:p>
          </table:table-cell>
          <table:table-cell office:value-type="float" office:value="236432" calcext:value-type="float">
            <text:p>23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4.526" calcext:value-type="float">
            <text:p>44.52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2" calcext:value-type="float">
            <text:p>44.992</text:p>
          </table:table-cell>
          <table:table-cell office:value-type="float" office:value="236624" calcext:value-type="float">
            <text:p>236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44.528" calcext:value-type="float">
            <text:p>44.52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013" calcext:value-type="float">
            <text:p>45.013</text:p>
          </table:table-cell>
          <table:table-cell office:value-type="float" office:value="235848" calcext:value-type="float">
            <text:p>235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9% 0% 0% 0% 12%</text:p>
          </table:table-cell>
          <table:table-cell office:value-type="float" office:value="44.548" calcext:value-type="float">
            <text:p>44.54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2.943" calcext:value-type="float">
            <text:p>772.943</text:p>
          </table:table-cell>
          <table:table-cell office:value-type="float" office:value="246016" calcext:value-type="float">
            <text:p>246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2% 0% 0% 0% 58% 0%</text:p>
          </table:table-cell>
          <table:table-cell office:value-type="float" office:value="772.686" calcext:value-type="float">
            <text:p>772.68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3.785" calcext:value-type="float">
            <text:p>773.785</text:p>
          </table:table-cell>
          <table:table-cell office:value-type="float" office:value="245336" calcext:value-type="float">
            <text:p>245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5% 0% 0% 0% 35% 0%</text:p>
          </table:table-cell>
          <table:table-cell office:value-type="float" office:value="773.534" calcext:value-type="float">
            <text:p>773.53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87.504" calcext:value-type="float">
            <text:p>787.504</text:p>
          </table:table-cell>
          <table:table-cell office:value-type="float" office:value="245540" calcext:value-type="float">
            <text:p>245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4% 39% 0% 0% 6% 42% 0%</text:p>
          </table:table-cell>
          <table:table-cell office:value-type="float" office:value="787.265" calcext:value-type="float">
            <text:p>787.26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69.548" calcext:value-type="float">
            <text:p>769.548</text:p>
          </table:table-cell>
          <table:table-cell office:value-type="float" office:value="245484" calcext:value-type="float">
            <text:p>245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0% 2% 0% 5% 0% 1% 0%</text:p>
          </table:table-cell>
          <table:table-cell office:value-type="float" office:value="769.304" calcext:value-type="float">
            <text:p>769.30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8.163" calcext:value-type="float">
            <text:p>778.163</text:p>
          </table:table-cell>
          <table:table-cell office:value-type="float" office:value="245624" calcext:value-type="float">
            <text:p>245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2% 0% 0% 0% 28% 0% 0%</text:p>
          </table:table-cell>
          <table:table-cell office:value-type="float" office:value="777.955" calcext:value-type="float">
            <text:p>777.95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87.161" calcext:value-type="float">
            <text:p>787.161</text:p>
          </table:table-cell>
          <table:table-cell office:value-type="float" office:value="245964" calcext:value-type="float">
            <text:p>245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0% 0% 0% 5% 0% 0% 0%</text:p>
          </table:table-cell>
          <table:table-cell office:value-type="float" office:value="786.925" calcext:value-type="float">
            <text:p>786.92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4.11" calcext:value-type="float">
            <text:p>774.11</text:p>
          </table:table-cell>
          <table:table-cell office:value-type="float" office:value="245628" calcext:value-type="float">
            <text:p>245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8% 4% 0% 0% 33% 6% 0%</text:p>
          </table:table-cell>
          <table:table-cell office:value-type="float" office:value="773.914" calcext:value-type="float">
            <text:p>773.91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0.193" calcext:value-type="float">
            <text:p>770.193</text:p>
          </table:table-cell>
          <table:table-cell office:value-type="float" office:value="245776" calcext:value-type="float">
            <text:p>245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% 17% 0% 0% 4% 14% 0% 0%</text:p>
          </table:table-cell>
          <table:table-cell office:value-type="float" office:value="769.984" calcext:value-type="float">
            <text:p>769.98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7.561" calcext:value-type="float">
            <text:p>777.561</text:p>
          </table:table-cell>
          <table:table-cell office:value-type="float" office:value="245488" calcext:value-type="float">
            <text:p>245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% 21% 19% 0% 9% 19% 27%</text:p>
          </table:table-cell>
          <table:table-cell office:value-type="float" office:value="777.342" calcext:value-type="float">
            <text:p>777.342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5.327" calcext:value-type="float">
            <text:p>775.327</text:p>
          </table:table-cell>
          <table:table-cell office:value-type="float" office:value="245760" calcext:value-type="float">
            <text:p>245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0% 0% 0% 5% 0% 0% 0%</text:p>
          </table:table-cell>
          <table:table-cell office:value-type="float" office:value="775.103" calcext:value-type="float">
            <text:p>775.10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3.443" calcext:value-type="float">
            <text:p>343.443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3% 58% 3% 1% 4% 16%</text:p>
          </table:table-cell>
          <table:table-cell office:value-type="float" office:value="343.497" calcext:value-type="float">
            <text:p>343.49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8.966" calcext:value-type="float">
            <text:p>338.966</text:p>
          </table:table-cell>
          <table:table-cell office:value-type="float" office:value="10028" calcext:value-type="float">
            <text:p>1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676" calcext:value-type="float">
            <text:p>334.676</text:p>
          </table:table-cell>
          <table:table-cell office:value-type="float" office:value="10004" calcext:value-type="float">
            <text:p>1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0% 0% 30% 0% 0%</text:p>
          </table:table-cell>
          <table:table-cell office:value-type="float" office:value="334.735" calcext:value-type="float">
            <text:p>334.73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237" calcext:value-type="float">
            <text:p>335.237</text:p>
          </table:table-cell>
          <table:table-cell office:value-type="float" office:value="10072" calcext:value-type="float">
            <text:p>1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5.267" calcext:value-type="float">
            <text:p>335.26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827" calcext:value-type="float">
            <text:p>335.827</text:p>
          </table:table-cell>
          <table:table-cell office:value-type="float" office:value="10028" calcext:value-type="float">
            <text:p>1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415" calcext:value-type="float">
            <text:p>334.415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2% 0% 0% 0% 38% 0%</text:p>
          </table:table-cell>
          <table:table-cell office:value-type="float" office:value="334.447" calcext:value-type="float">
            <text:p>334.44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667" calcext:value-type="float">
            <text:p>335.667</text:p>
          </table:table-cell>
          <table:table-cell office:value-type="float" office:value="10144" calcext:value-type="float">
            <text:p>10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8% 0% 0% 0% 12% 0% 0%</text:p>
          </table:table-cell>
          <table:table-cell office:value-type="float" office:value="335.709" calcext:value-type="float">
            <text:p>335.70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7.544" calcext:value-type="float">
            <text:p>337.544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7.573" calcext:value-type="float">
            <text:p>337.57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265" calcext:value-type="float">
            <text:p>334.26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6% 0% 0% 0% 14% 0% 0%</text:p>
          </table:table-cell>
          <table:table-cell office:value-type="float" office:value="334.309" calcext:value-type="float">
            <text:p>334.30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7.243" calcext:value-type="float">
            <text:p>337.243</text:p>
          </table:table-cell>
          <table:table-cell office:value-type="float" office:value="10112" calcext:value-type="float">
            <text:p>1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37.274" calcext:value-type="float">
            <text:p>337.274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342" calcext:value-type="float">
            <text:p>3.342</text:p>
          </table:table-cell>
          <table:table-cell office:value-type="float" office:value="227144" calcext:value-type="float">
            <text:p>227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% 4% 1% 1% 62% 1% 1% 1%</text:p>
          </table:table-cell>
          <table:table-cell office:value-type="float" office:value="5.532" calcext:value-type="float">
            <text:p>5.53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8" calcext:value-type="float">
            <text:p>3.258</text:p>
          </table:table-cell>
          <table:table-cell office:value-type="float" office:value="227200" calcext:value-type="float">
            <text:p>22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97% 3% 2% 3% 5% 3%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5" calcext:value-type="float">
            <text:p>3.255</text:p>
          </table:table-cell>
          <table:table-cell office:value-type="float" office:value="227456" calcext:value-type="float">
            <text:p>227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80% 3% 3% 3% 22% 3%</text:p>
          </table:table-cell>
          <table:table-cell office:value-type="float" office:value="2.787" calcext:value-type="float">
            <text:p>2.787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9" calcext:value-type="float">
            <text:p>3.259</text:p>
          </table:table-cell>
          <table:table-cell office:value-type="float" office:value="227548" calcext:value-type="float">
            <text:p>227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99% 2% 3% 2% 3% 3% 3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" calcext:value-type="float">
            <text:p>3.25</text:p>
          </table:table-cell>
          <table:table-cell office:value-type="float" office:value="227600" calcext:value-type="float">
            <text:p>22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100% 3% 2%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441" calcext:value-type="float">
            <text:p>3.441</text:p>
          </table:table-cell>
          <table:table-cell office:value-type="float" office:value="227400" calcext:value-type="float">
            <text:p>22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88% 2% 3% 2% 14% 2%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6" calcext:value-type="float">
            <text:p>3.26</text:p>
          </table:table-cell>
          <table:table-cell office:value-type="float" office:value="228068" calcext:value-type="float">
            <text:p>228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15% 2% 3% 3% 87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662" calcext:value-type="float">
            <text:p>3.662</text:p>
          </table:table-cell>
          <table:table-cell office:value-type="float" office:value="228040" calcext:value-type="float">
            <text:p>228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00% 2% 2% 2% 2% 2% 3%</text:p>
          </table:table-cell>
          <table:table-cell office:value-type="float" office:value="3.194" calcext:value-type="float">
            <text:p>3.194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6" calcext:value-type="float">
            <text:p>3.26</text:p>
          </table:table-cell>
          <table:table-cell office:value-type="float" office:value="227552" calcext:value-type="float">
            <text:p>227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3% 89% 3% 3% 3% 14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4" calcext:value-type="float">
            <text:p>3.254</text:p>
          </table:table-cell>
          <table:table-cell office:value-type="float" office:value="228076" calcext:value-type="float">
            <text:p>228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3% 2% 100%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81" calcext:value-type="float">
            <text:p>11.081</text:p>
          </table:table-cell>
          <table:table-cell office:value-type="float" office:value="359080" calcext:value-type="float">
            <text:p>35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3% 6% 6% 6% 22% 7% 7%</text:p>
          </table:table-cell>
          <table:table-cell office:value-type="float" office:value="11.091" calcext:value-type="float">
            <text:p>11.09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69" calcext:value-type="float">
            <text:p>10.969</text:p>
          </table:table-cell>
          <table:table-cell office:value-type="float" office:value="331284" calcext:value-type="float">
            <text:p>33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79% 2% 3% 2% 23%</text:p>
          </table:table-cell>
          <table:table-cell office:value-type="float" office:value="10.973" calcext:value-type="float">
            <text:p>10.973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16" calcext:value-type="float">
            <text:p>11.016</text:p>
          </table:table-cell>
          <table:table-cell office:value-type="float" office:value="354140" calcext:value-type="float">
            <text:p>354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22% 60% 5% 4% 7% 22%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53" calcext:value-type="float">
            <text:p>11.053</text:p>
          </table:table-cell>
          <table:table-cell office:value-type="float" office:value="390860" calcext:value-type="float">
            <text:p>39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4% 43% 3% 4% 4% 60%</text:p>
          </table:table-cell>
          <table:table-cell office:value-type="float" office:value="11.058" calcext:value-type="float">
            <text:p>11.05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85" calcext:value-type="float">
            <text:p>10.985</text:p>
          </table:table-cell>
          <table:table-cell office:value-type="float" office:value="329572" calcext:value-type="float">
            <text:p>329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% 5% 4% 5% 31% 6% 4% 7%</text:p>
          </table:table-cell>
          <table:table-cell office:value-type="float" office:value="10.988" calcext:value-type="float">
            <text:p>10.98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107" calcext:value-type="float">
            <text:p>11.107</text:p>
          </table:table-cell>
          <table:table-cell office:value-type="float" office:value="358920" calcext:value-type="float">
            <text:p>358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6% 79% 5% 6% 6% 28% 5%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43" calcext:value-type="float">
            <text:p>11.043</text:p>
          </table:table-cell>
          <table:table-cell office:value-type="float" office:value="374248" calcext:value-type="float">
            <text:p>374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22% 5% 5% 14% 46% 4% 4%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852" calcext:value-type="float">
            <text:p>10.852</text:p>
          </table:table-cell>
          <table:table-cell office:value-type="float" office:value="375316" calcext:value-type="float">
            <text:p>375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3% 1% 0% 0% 77% 0%</text:p>
          </table:table-cell>
          <table:table-cell office:value-type="float" office:value="10.855" calcext:value-type="float">
            <text:p>10.85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19" calcext:value-type="float">
            <text:p>10.919</text:p>
          </table:table-cell>
          <table:table-cell office:value-type="float" office:value="347636" calcext:value-type="float">
            <text:p>347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4% 1% 0% 0% 26%</text:p>
          </table:table-cell>
          <table:table-cell office:value-type="float" office:value="10.921" calcext:value-type="float">
            <text:p>10.92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37" calcext:value-type="float">
            <text:p>10.937</text:p>
          </table:table-cell>
          <table:table-cell office:value-type="float" office:value="340556" calcext:value-type="float">
            <text:p>340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48" calcext:value-type="float">
            <text:p>3.048</text:p>
          </table:table-cell>
          <table:table-cell office:value-type="float" office:value="328232" calcext:value-type="float">
            <text:p>328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0% 3% 3% 2% 62% 2%</text:p>
          </table:table-cell>
          <table:table-cell office:value-type="float" office:value="2.582" calcext:value-type="float">
            <text:p>2.58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2" calcext:value-type="float">
            <text:p>3.032</text:p>
          </table:table-cell>
          <table:table-cell office:value-type="float" office:value="327476" calcext:value-type="float">
            <text:p>32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3% 70% 3% 3% 3% 32%</text:p>
          </table:table-cell>
          <table:table-cell office:value-type="float" office:value="2.566" calcext:value-type="float">
            <text:p>2.566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8" calcext:value-type="float">
            <text:p>3.038</text:p>
          </table:table-cell>
          <table:table-cell office:value-type="float" office:value="327932" calcext:value-type="float">
            <text:p>327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100% 5% 5% 2% 3%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96" calcext:value-type="float">
            <text:p>3.096</text:p>
          </table:table-cell>
          <table:table-cell office:value-type="float" office:value="346200" calcext:value-type="float">
            <text:p>34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% 17% 13% 15% 56% 17% 15% 17%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81" calcext:value-type="float">
            <text:p>3.081</text:p>
          </table:table-cell>
          <table:table-cell office:value-type="float" office:value="382540" calcext:value-type="float">
            <text:p>38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% 10% 9% 8% 28% 14% 10% 10%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143" calcext:value-type="float">
            <text:p>3.143</text:p>
          </table:table-cell>
          <table:table-cell office:value-type="float" office:value="327804" calcext:value-type="float">
            <text:p>327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14% 51% 14% 32% 11% 30% 13%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2" calcext:value-type="float">
            <text:p>3.032</text:p>
          </table:table-cell>
          <table:table-cell office:value-type="float" office:value="382128" calcext:value-type="float">
            <text:p>382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% 6% 6% 10% 42% 10% 7% 8%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04" calcext:value-type="float">
            <text:p>3.004</text:p>
          </table:table-cell>
          <table:table-cell office:value-type="float" office:value="327944" calcext:value-type="float">
            <text:p>327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70% 6% 7% 8% 34% 8% 6%</text:p>
          </table:table-cell>
          <table:table-cell office:value-type="float" office:value="2.608" calcext:value-type="float">
            <text:p>2.60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278" calcext:value-type="float">
            <text:p>3.278</text:p>
          </table:table-cell>
          <table:table-cell office:value-type="float" office:value="382164" calcext:value-type="float">
            <text:p>382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21% 20% 92% 27% 26% 23% 29%</text:p>
          </table:table-cell>
          <table:table-cell office:value-type="float" office:value="2.838" calcext:value-type="float">
            <text:p>2.83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11" calcext:value-type="float">
            <text:p>3.011</text:p>
          </table:table-cell>
          <table:table-cell office:value-type="float" office:value="327532" calcext:value-type="float">
            <text:p>327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13% 13% 19% 13% 12% 12% 92%</text:p>
          </table:table-cell>
          <table:table-cell office:value-type="float" office:value="2.662" calcext:value-type="float">
            <text:p>2.66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37" calcext:value-type="float">
            <text:p>5.437</text:p>
          </table:table-cell>
          <table:table-cell office:value-type="float" office:value="610592" calcext:value-type="float">
            <text:p>61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55% 2% 2% 1% 47% 2%</text:p>
          </table:table-cell>
          <table:table-cell office:value-type="float" office:value="4.971" calcext:value-type="float">
            <text:p>4.97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5" calcext:value-type="float">
            <text:p>5.425</text:p>
          </table:table-cell>
          <table:table-cell office:value-type="float" office:value="616136" calcext:value-type="float">
            <text:p>616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3% 1% 62% 3% 2% 3% 39%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4" calcext:value-type="float">
            <text:p>5.424</text:p>
          </table:table-cell>
          <table:table-cell office:value-type="float" office:value="618660" calcext:value-type="float">
            <text:p>61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1% 54% 2% 1% 1% 47%</text:p>
          </table:table-cell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17" calcext:value-type="float">
            <text:p>5.417</text:p>
          </table:table-cell>
          <table:table-cell office:value-type="float" office:value="622880" calcext:value-type="float">
            <text:p>62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2% 2% 2% 98% 1%</text:p>
          </table:table-cell>
          <table:table-cell office:value-type="float" office:value="4.951" calcext:value-type="float">
            <text:p>4.95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68" calcext:value-type="float">
            <text:p>5.468</text:p>
          </table:table-cell>
          <table:table-cell office:value-type="float" office:value="592872" calcext:value-type="float">
            <text:p>59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3% 2% 2% 8% 2% 2% 2%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5" calcext:value-type="float">
            <text:p>5.425</text:p>
          </table:table-cell>
          <table:table-cell office:value-type="float" office:value="618436" calcext:value-type="float">
            <text:p>618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1% 1% 2% 9% 1% 2% 1%</text:p>
          </table:table-cell>
          <table:table-cell office:value-type="float" office:value="4.959" calcext:value-type="float">
            <text:p>4.95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45" calcext:value-type="float">
            <text:p>5.445</text:p>
          </table:table-cell>
          <table:table-cell office:value-type="float" office:value="605052" calcext:value-type="float">
            <text:p>60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1% 1% 2% 2% 30% 2%</text:p>
          </table:table-cell>
          <table:table-cell office:value-type="float" office:value="4.979" calcext:value-type="float">
            <text:p>4.97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43" calcext:value-type="float">
            <text:p>5.443</text:p>
          </table:table-cell>
          <table:table-cell office:value-type="float" office:value="609460" calcext:value-type="float">
            <text:p>609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9% 2% 1% 2% 82% 2% 2%</text:p>
          </table:table-cell>
          <table:table-cell office:value-type="float" office:value="4.978" calcext:value-type="float">
            <text:p>4.97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14" calcext:value-type="float">
            <text:p>5.414</text:p>
          </table:table-cell>
          <table:table-cell office:value-type="float" office:value="622844" calcext:value-type="float">
            <text:p>622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% 2% 2% 2% 14% 2% 2% 2%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3" calcext:value-type="float">
            <text:p>5.43</text:p>
          </table:table-cell>
          <table:table-cell office:value-type="float" office:value="613752" calcext:value-type="float">
            <text:p>61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8% 2% 1% 1% 43% 1% 2%</text:p>
          </table:table-cell>
          <table:table-cell office:value-type="float" office:value="4.964" calcext:value-type="float">
            <text:p>4.96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7" calcext:value-type="float">
            <text:p>1.97</text:p>
          </table:table-cell>
          <table:table-cell office:value-type="float" office:value="293436" calcext:value-type="float">
            <text:p>293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8% 6% 7% 20% 11% 9% 7%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43" calcext:value-type="float">
            <text:p>1.943</text:p>
          </table:table-cell>
          <table:table-cell office:value-type="float" office:value="293372" calcext:value-type="float">
            <text:p>293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1% 6% 6% 5% 34% 8% 7%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8" calcext:value-type="float">
            <text:p>1.958</text:p>
          </table:table-cell>
          <table:table-cell office:value-type="float" office:value="293272" calcext:value-type="float">
            <text:p>293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35% 11% 7% 6% 69% 7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89" calcext:value-type="float">
            <text:p>1.989</text:p>
          </table:table-cell>
          <table:table-cell office:value-type="float" office:value="293348" calcext:value-type="float">
            <text:p>293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57% 13% 13% 12% 49% 8% 12%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2" calcext:value-type="float">
            <text:p>1.952</text:p>
          </table:table-cell>
          <table:table-cell office:value-type="float" office:value="293584" calcext:value-type="float">
            <text:p>29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36% 9% 10% 10% 69% 9%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62" calcext:value-type="float">
            <text:p>1.962</text:p>
          </table:table-cell>
          <table:table-cell office:value-type="float" office:value="293776" calcext:value-type="float">
            <text:p>29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% 6% 59% 8% 9% 9% 46%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3" calcext:value-type="float">
            <text:p>1.953</text:p>
          </table:table-cell>
          <table:table-cell office:value-type="float" office:value="294004" calcext:value-type="float">
            <text:p>29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4% 9% 7% 9% 70% 7% 8%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5" calcext:value-type="float">
            <text:p>1.955</text:p>
          </table:table-cell>
          <table:table-cell office:value-type="float" office:value="293488" calcext:value-type="float">
            <text:p>29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66% 10% 9% 7% 38% 11%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2.014" calcext:value-type="float">
            <text:p>2.014</text:p>
          </table:table-cell>
          <table:table-cell office:value-type="float" office:value="293840" calcext:value-type="float">
            <text:p>293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45% 11% 14% 15% 68% 12% 14%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38" calcext:value-type="float">
            <text:p>1.938</text:p>
          </table:table-cell>
          <table:table-cell office:value-type="float" office:value="293820" calcext:value-type="float">
            <text:p>293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53% 7% 8% 5% 54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3" calcext:value-type="float">
            <text:p>2.043</text:p>
          </table:table-cell>
          <table:table-cell office:value-type="float" office:value="318520" calcext:value-type="float">
            <text:p>3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7% 8% 8% 45% 8% 6% 9%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28" calcext:value-type="float">
            <text:p>2.028</text:p>
          </table:table-cell>
          <table:table-cell office:value-type="float" office:value="319264" calcext:value-type="float">
            <text:p>31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64% 8% 6% 11% 35% 6%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54" calcext:value-type="float">
            <text:p>2.054</text:p>
          </table:table-cell>
          <table:table-cell office:value-type="float" office:value="318064" calcext:value-type="float">
            <text:p>318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8% 9% 63% 7% 8% 21% 28%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7" calcext:value-type="float">
            <text:p>2.037</text:p>
          </table:table-cell>
          <table:table-cell office:value-type="float" office:value="318192" calcext:value-type="float">
            <text:p>31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6% 5% 8% 10% 50% 9% 6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1" calcext:value-type="float">
            <text:p>2.041</text:p>
          </table:table-cell>
          <table:table-cell office:value-type="float" office:value="318840" calcext:value-type="float">
            <text:p>31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0% 8% 8% 7% 75% 9% 7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4" calcext:value-type="float">
            <text:p>2.104</text:p>
          </table:table-cell>
          <table:table-cell office:value-type="float" office:value="318480" calcext:value-type="float">
            <text:p>318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5% 31% 16% 15% 14% 87% 15%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94" calcext:value-type="float">
            <text:p>2.094</text:p>
          </table:table-cell>
          <table:table-cell office:value-type="float" office:value="318808" calcext:value-type="float">
            <text:p>31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3% 47% 14% 10% 13% 62% 11%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2" calcext:value-type="float">
            <text:p>2.102</text:p>
          </table:table-cell>
          <table:table-cell office:value-type="float" office:value="317940" calcext:value-type="float">
            <text:p>317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2% 14% 98% 10% 12% 14% 10%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15" calcext:value-type="float">
            <text:p>2.015</text:p>
          </table:table-cell>
          <table:table-cell office:value-type="float" office:value="318868" calcext:value-type="float">
            <text:p>31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8% 23% 11% 15% 18% 56% 10%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" calcext:value-type="float">
            <text:p>2.03</text:p>
          </table:table-cell>
          <table:table-cell office:value-type="float" office:value="317792" calcext:value-type="float">
            <text:p>31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29% 8% 23% 8% 36% 9% 40%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117" calcext:value-type="float">
            <text:p>1.117</text:p>
          </table:table-cell>
          <table:table-cell office:value-type="float" office:value="202908" calcext:value-type="float">
            <text:p>20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% 33% 27% 42% 29% 32% 32% 87%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3" calcext:value-type="float">
            <text:p>1.043</text:p>
          </table:table-cell>
          <table:table-cell office:value-type="float" office:value="198860" calcext:value-type="float">
            <text:p>198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5% 92% 12% 14% 14% 22%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17% 29% 16% 15% 17% 80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52" calcext:value-type="float">
            <text:p>19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4% 14% 12% 17% 16% 13% 98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00" calcext:value-type="float">
            <text:p>19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14% 12% 37% 13% 12% 12% 73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6" calcext:value-type="float">
            <text:p>1.036</text:p>
          </table:table-cell>
          <table:table-cell office:value-type="float" office:value="198528" calcext:value-type="float">
            <text:p>198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% 14% 18% 12% 41% 14% 12% 15%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4" calcext:value-type="float">
            <text:p>1.034</text:p>
          </table:table-cell>
          <table:table-cell office:value-type="float" office:value="198864" calcext:value-type="float">
            <text:p>198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14% 14% 14% 11% 14% 15% 15%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9" calcext:value-type="float">
            <text:p>1.049</text:p>
          </table:table-cell>
          <table:table-cell office:value-type="float" office:value="198876" calcext:value-type="float">
            <text:p>19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3% 14% 12% 16% 21% 15% 12%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54" calcext:value-type="float">
            <text:p>1.054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3% 72% 12% 13% 12% 43%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8" calcext:value-type="float">
            <text:p>1.038</text:p>
          </table:table-cell>
          <table:table-cell office:value-type="float" office:value="198784" calcext:value-type="float">
            <text:p>19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5% 36% 17% 52% 12% 37%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33" calcext:value-type="float">
            <text:p>20.233</text:p>
          </table:table-cell>
          <table:table-cell office:value-type="float" office:value="1016204" calcext:value-type="float">
            <text:p>1016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48% 3% 3% 3% 53%</text:p>
          </table:table-cell>
          <table:table-cell office:value-type="float" office:value="20.285" calcext:value-type="float">
            <text:p>20.28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57" calcext:value-type="float">
            <text:p>20.457</text:p>
          </table:table-cell>
          <table:table-cell office:value-type="float" office:value="1016456" calcext:value-type="float">
            <text:p>1016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22% 55% 4% 4% 11% 22%</text:p>
          </table:table-cell>
          <table:table-cell office:value-type="float" office:value="20.484" calcext:value-type="float">
            <text:p>20.4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42" calcext:value-type="float">
            <text:p>20.142</text:p>
          </table:table-cell>
          <table:table-cell office:value-type="float" office:value="1013324" calcext:value-type="float">
            <text:p>101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64% 3% 2% 2% 37%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35" calcext:value-type="float">
            <text:p>20.35</text:p>
          </table:table-cell>
          <table:table-cell office:value-type="float" office:value="1011936" calcext:value-type="float">
            <text:p>1011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3% 14% 3% 36% 3% 27%</text:p>
          </table:table-cell>
          <table:table-cell office:value-type="float" office:value="20.419" calcext:value-type="float">
            <text:p>20.419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382" calcext:value-type="float">
            <text:p>21.382</text:p>
          </table:table-cell>
          <table:table-cell office:value-type="float" office:value="1011984" calcext:value-type="float">
            <text:p>101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33% 41% 19% 12% 18% 29%</text:p>
          </table:table-cell>
          <table:table-cell office:value-type="float" office:value="21.418" calcext:value-type="float">
            <text:p>21.4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83" calcext:value-type="float">
            <text:p>21.083</text:p>
          </table:table-cell>
          <table:table-cell office:value-type="float" office:value="1015988" calcext:value-type="float">
            <text:p>1015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% 10% 16% 25% 27% 9% 18% 24%</text:p>
          </table:table-cell>
          <table:table-cell office:value-type="float" office:value="21.113" calcext:value-type="float">
            <text:p>21.1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18" calcext:value-type="float">
            <text:p>21.018</text:p>
          </table:table-cell>
          <table:table-cell office:value-type="float" office:value="1016988" calcext:value-type="float">
            <text:p>1016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13% 57% 9% 17% 10% 31%</text:p>
          </table:table-cell>
          <table:table-cell office:value-type="float" office:value="21.066" calcext:value-type="float">
            <text:p>21.06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09" calcext:value-type="float">
            <text:p>20.409</text:p>
          </table:table-cell>
          <table:table-cell office:value-type="float" office:value="1011440" calcext:value-type="float">
            <text:p>101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5% 25% 21% 26% 4% 18% 13%</text:p>
          </table:table-cell>
          <table:table-cell office:value-type="float" office:value="20.428" calcext:value-type="float">
            <text:p>20.42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59" calcext:value-type="float">
            <text:p>20.259</text:p>
          </table:table-cell>
          <table:table-cell office:value-type="float" office:value="1015460" calcext:value-type="float">
            <text:p>1015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48% 2% 3% 2% 54%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26" calcext:value-type="float">
            <text:p>20.126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43% 2% 2% 2% 58%</text:p>
          </table:table-cell>
          <table:table-cell office:value-type="float" office:value="20.179" calcext:value-type="float">
            <text:p>20.17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5" calcext:value-type="float">
            <text:p>1.5</text:p>
          </table:table-cell>
          <table:table-cell office:value-type="float" office:value="126460" calcext:value-type="float">
            <text:p>126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10% 77% 10% 10% 11% 30%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6" calcext:value-type="float">
            <text:p>126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11% 10% 10% 27% 7% 7% 9%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5968" calcext:value-type="float">
            <text:p>125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% 17% 9% 13% 13% 24% 10% 9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6096" calcext:value-type="float">
            <text:p>126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% 10% 8% 13% 31% 10% 11% 30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4" calcext:value-type="float">
            <text:p>1.494</text:p>
          </table:table-cell>
          <table:table-cell office:value-type="float" office:value="126444" calcext:value-type="float">
            <text:p>126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0% 11% 40% 9% 10% 9% 69%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8" calcext:value-type="float">
            <text:p>1.488</text:p>
          </table:table-cell>
          <table:table-cell office:value-type="float" office:value="126112" calcext:value-type="float">
            <text:p>12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9% 33% 14% 9% 10% 75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4" calcext:value-type="float">
            <text:p>1.484</text:p>
          </table:table-cell>
          <table:table-cell office:value-type="float" office:value="126116" calcext:value-type="float">
            <text:p>126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2% 11% 10% 13% 9% 12% 9%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2" calcext:value-type="float">
            <text:p>126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24% 9% 14% 8% 71% 8% 16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6" calcext:value-type="float">
            <text:p>1.496</text:p>
          </table:table-cell>
          <table:table-cell office:value-type="float" office:value="125924" calcext:value-type="float">
            <text:p>12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9% 76% 10% 8% 10% 33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3" calcext:value-type="float">
            <text:p>1.493</text:p>
          </table:table-cell>
          <table:table-cell office:value-type="float" office:value="126140" calcext:value-type="float">
            <text:p>126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2% 8% 60% 9% 11% 9% 47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 table:number-rows-repeated="2">
          <table:table-cell table:style-name="ce1" table:number-columns-repeated="10"/>
        </table:table-row>
        <table:table-row table:style-name="ro1">
          <table:table-cell table:style-name="ce1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1:15:17.856137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11:18:35.957995167</dc:date>
    <meta:editing-duration>PT1H52M5S</meta:editing-duration>
    <meta:editing-cycles>8</meta:editing-cycles>
    <meta:generator>LibreOffice/6.4.7.2$Linux_X86_64 LibreOffice_project/40$Build-2</meta:generator>
    <meta:document-statistic meta:table-count="1" meta:cell-count="2310" meta:object-count="0"/>
  </office:meta>
</office:document-meta>
</file>